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89134" calcext:value-type="float">
            <text:p>0.89134</text:p>
          </table:table-cell>
          <table:table-cell table:formula="of:=MAX([.B2:.C2])" office:value-type="float" office:value="0.89134" calcext:value-type="float">
            <text:p>0.89134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82609" calcext:value-type="float">
            <text:p>0.82609</text:p>
          </table:table-cell>
          <table:table-cell office:value-type="float" office:value="0.82925" calcext:value-type="float">
            <text:p>0.82925</text:p>
          </table:table-cell>
          <table:table-cell table:formula="of:=MAX([.B3:.C3])" office:value-type="float" office:value="0.82925" calcext:value-type="float">
            <text:p>0.82925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4412" calcext:value-type="float">
            <text:p>0.94412</text:p>
          </table:table-cell>
          <table:table-cell office:value-type="float" office:value="0.95575" calcext:value-type="float">
            <text:p>0.95575</text:p>
          </table:table-cell>
          <table:table-cell table:formula="of:=MAX([.B4:.C4])" office:value-type="float" office:value="0.95575" calcext:value-type="float">
            <text:p>0.95575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0.02555" calcext:value-type="float">
            <text:p>0.02555</text:p>
          </table:table-cell>
          <table:table-cell table:formula="of:=MIN([.B5:.C5])" office:value-type="float" office:value="0.02555" calcext:value-type="float">
            <text:p>0.0255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63.06899" calcext:value-type="float">
            <text:p>163.06899</text:p>
          </table:table-cell>
          <table:table-cell table:style-name="ce2" office:value-type="float" office:value="164.63461" calcext:value-type="float">
            <text:p>164.63461</text:p>
          </table:table-cell>
          <table:table-cell table:formula="of:=MAX([.B6:.C6])" office:value-type="float" office:value="164.63461" calcext:value-type="float">
            <text:p>164.6346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3.15556" calcext:value-type="float">
            <text:p>73.15556</text:p>
          </table:table-cell>
          <table:table-cell table:style-name="ce2" office:value-type="float" office:value="73.89444" calcext:value-type="float">
            <text:p>73.89444</text:p>
          </table:table-cell>
          <table:table-cell table:formula="of:=MAX([.B7:.C7])" office:value-type="float" office:value="73.89444" calcext:value-type="float">
            <text:p>73.89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43:44.060350574</dc:date>
    <meta:editing-duration>PT1M</meta:editing-duration>
    <meta:editing-cycles>2</meta:editing-cycles>
    <meta:generator>LibreOffice/6.0.7.3$Linux_X86_64 LibreOffice_project/00m0$Build-3</meta:generator>
    <meta:document-statistic meta:table-count="1" meta:cell-count="27" meta:object-count="0"/>
  </office:meta>
</office:document-meta>
</file>